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margin-top="0cm" fo:margin-bottom="0cm"/>
    </style:style>
    <style:style style:name="P2" style:family="paragraph">
      <style:paragraph-properties fo:line-height="100%"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c++deep026_</text:span><text:span text:style-name="T1">虚析构函数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#01 </text:span><text:span text:style-name="T1">纯虚函数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纯虚函数</text:span></text:p>
                <text:list>
                  <text:list-item>
                    <text:p text:style-name="P2"><text:span text:style-name="T2">没有函数体的虚函数</text:span></text:p>
                  </text:list-item>
                  <text:list-item>
                    <text:p text:style-name="P2"><text:span text:style-name="T2">virtual void Print( ) = 0 ; //</text:span><text:span text:style-name="T2">纯虚函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＃02 抽象类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3">抽象类</text:span></text:p>
                <text:list>
                  <text:list-item>
                    <text:p text:style-name="P3"><text:span text:style-name="T3">包含纯虚函数的类叫抽象类</text:span></text:p>
                  </text:list-item>
                  <text:list-item>
                    <text:p text:style-name="P3"><text:span text:style-name="T3">只能做为基类来派生新类使用</text:span></text:p>
                  </text:list-item>
                  <text:list-item>
                    <text:p text:style-name="P3"><text:span text:style-name="T3">不能创建抽象类的对象</text:span></text:p>
                  </text:list-item>
                  <text:list-item>
                    <text:p text:style-name="P3"><text:span text:style-name="T3">可以定义抽象类的指针和引用，由抽象类派生出来的类的对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 text:style-name="P4">#03 抽象类和纯虚函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抽象类中</text:p>
                <text:list>
                  <text:list-item>
                    <text:p>在成员函数内可以调用纯虚函数</text:p>
                  </text:list-item>
                  <text:list-item>
                    <text:p>在构造函数和析构函数中不能调用纯虚函数</text:p>
                  </text:list-item>
                  <text:list-item>
                    <text:p><text:span text:style-name="T4">如果一个类从抽象类派生而来，它实现了基类中的所有纯虚函数</text:span><text:span text:style-name="T4">, </text:span><text:span text:style-name="T4">才能成为非抽象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#04 纯虚函数的作用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［问题］：既然纯虚函数在基类中不起任何作用,完全是让子类的函数覆盖的,那为什么要定义纯虚函数呢?不管有没有纯虚函数,子类继承都要手动键入函数的呀？</text:p>
              </text:list-item>
              <text:list-item>
                <text:p>［回答］：</text:p>
                <text:list>
                  <text:list-item>
                    <text:p>为了方便使用多态特性，常常需要在基类中定义纯虚函数。</text:p>
                  </text:list-item>
                  <text:list-item>
                    <text:p><text:span text:style-name="T4">定义纯虚函数是为了实现一个接口，起到一个规范的作用，规范继承这个类的程序员必须实现这个函数。</text:span></text:p>
                  </text:list-item>
                  <text:list-item>
                    <text:p>在很多情况下，基类本身生成对象是不合情理的。例如，动物作为一个基类可以派生出老虎、孔雀等子类，但动物本身生成对象明显不合常理。</text:p>
                  </text:list-item>
                  <text:list-item>
                    <text:p>为了解决上述问题，引入了纯虚函数的概念，将函数定义为纯虚函数（方法：virtual ReturnType Function()= 0;），则编译器要求在派生类中必须予以重写以实现多态性。同时含有纯虚拟函数的类称为抽象类，它不能生成对象。这样就很好地解决了上述两个问题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09:43:39.668534356</meta:creation-date>
    <dc:date>2017-11-06T14:56:37.059169360</dc:date>
    <meta:editing-duration>PT29M17S</meta:editing-duration>
    <meta:editing-cycles>4</meta:editing-cycles>
    <meta:generator>LibreOffice/4.2.8.2$Linux_X86_64 LibreOffice_project/420m0$Build-2</meta:generator>
    <meta:document-statistic meta:object-count="53"/>
  </office:meta>
</office:document-meta>
</file>